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fo:line-height="100%"/>
    </style:style>
    <style:style style:name="P2" style:family="paragraph" style:parent-style-name="Standard">
      <style:paragraph-properties fo:margin-top="0.423cm" fo:margin-bottom="0.423cm" fo:line-height="100%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2.54cm" fo:margin-right="0cm" fo:margin-top="0.423cm" fo:margin-bottom="0.423cm" fo:line-height="100%" fo:text-indent="-0.635cm" style:auto-text-indent="false"/>
    </style:style>
    <style:style style:name="P4" style:family="paragraph" style:parent-style-name="Standard" style:master-page-name="Standard">
      <style:paragraph-properties fo:margin-top="0.423cm" fo:margin-bottom="0.423cm" fo:line-height="100%"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margin-top="0.423cm" fo:margin-bottom="0.423cm" fo:line-height="100%"/>
    </style:style>
    <style:style style:name="P6" style:family="paragraph" style:parent-style-name="Standard">
      <style:paragraph-properties fo:margin-left="2.54cm" fo:margin-right="0cm" fo:margin-top="0.423cm" fo:margin-bottom="0.423cm" fo:line-height="100%" fo:text-indent="-0.635cm" style:auto-text-indent="false"/>
    </style:style>
    <style:style style:name="T1" style:family="text">
      <style:text-properties fo:color="#1155cc"/>
    </style:style>
    <style:style style:name="T2" style:family="text">
      <style:text-properties fo:color="#1155cc"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Times New Roman" fo:font-size="7pt" style:font-name-asian="Times New Roman1" style:font-size-asian="7pt" style:font-name-complex="Times New Roman1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D1 : La loi « informatique et libertés » et introduction au RGPD</text:p>
      <text:p text:style-name="P2">==&gt; cnil.fr</text:p>
      <text:p text:style-name="P1">1 – Rappelez la <text:span text:style-name="T4">composition </text:span>et les 4 principales <text:span text:style-name="T4">missions</text:span> de la <text:span text:style-name="T5">CNIL</text:span></text:p>
      <text:p text:style-name="P1"><text:a xlink:type="simple" xlink:href="https://www.cnil.fr/fr/statut-et-organisation-de-la-cnil" text:style-name="Internet_20_link" text:visited-style-name="Visited_20_Internet_20_Link"><text:span text:style-name="T2">https://www.cnil.fr/fr/statut-et-organisation-de-la-cnil</text:span></text:a></text:p>
      <text:p text:style-name="P1"><text:s/><text:a xlink:type="simple" xlink:href="https://www.cnil.fr/fr/les-missions-de-la-cnil" text:style-name="Internet_20_link" text:visited-style-name="Visited_20_Internet_20_Link"><text:span text:style-name="T2">https://www.cnil.fr/fr/les-missions-de-la-cnil</text:span></text:a></text:p>
      <text:p text:style-name="P1">2 – Définissez brièvement les 8 différents <text:span text:style-name="T4">droits subjectifs</text:span> d'une<text:span text:style-name="T4"> personne fichée </text:span>(CNIL +<text:span text:style-name="T4"> RGPD</text:span>) :</text:p>
      <text:p text:style-name="P1">Droit d'accès direct, droit d'accès indirect, droit d'opposition, droit à l’oubli (ou à l'effacement), droit au déréférencement, <text:span text:style-name="T4">droit à l’information</text:span>, <text:span text:style-name="T4">droit à la portabilité</text:span> et <text:span text:style-name="T4">droit à la limitation du traitement.</text:span></text:p>
      <text:p text:style-name="P1">3 – La<text:span text:style-name="T4"> plainte en ligne</text:span> et les courriers pour agir : Comment ça marche ?</text:p>
      <text:p text:style-name="P1"><text:a xlink:type="simple" xlink:href="https://www.cnil.fr/fr/plaintes" text:style-name="Internet_20_link" text:visited-style-name="Visited_20_Internet_20_Link"><text:span text:style-name="T1">https://www.cnil.fr/fr/plaintes</text:span></text:a></text:p>
      <text:p text:style-name="P1"><text:a xlink:type="simple" xlink:href="https://www.cnil.fr/modeles/courrier" text:style-name="Internet_20_link" text:visited-style-name="Visited_20_Internet_20_Link"><text:span text:style-name="T1">https://www.cnil.fr/modeles/courrier</text:span></text:a></text:p>
      <text:p text:style-name="P1">4 – Quelles sont les<text:span text:style-name="T4"> autorisations</text:span> et les<text:span text:style-name="T4"> interdictions</text:span> relatives à la mise en place d'un dispositif de <text:span text:style-name="T4">vidéosurveillance</text:span> ? (Travail, commerces, établissements scolaires, voie publique, chez soi, immeubles d'habitation, vidéoprotection)</text:p>
      <text:p text:style-name="P1"><text:a xlink:type="simple" xlink:href="https://www.cnil.fr/fr/videosurveillance-videoprotection" text:style-name="Internet_20_link" text:visited-style-name="Visited_20_Internet_20_Link"><text:span text:style-name="T1">https://www.cnil.fr/fr/videosurveillance-videoprotection</text:span></text:a></text:p>
      <text:p text:style-name="P1">5 – <text:s/>Résumez : « Comprendre le RGPD » : Les 6 bons réflexes et ce qui change (pour les professionnelles, les sous-traitants)</text:p>
      <text:p text:style-name="P1"><text:a xlink:type="simple" xlink:href="https://www.cnil.fr/comprendre-le-rgpd" text:style-name="Internet_20_link" text:visited-style-name="Visited_20_Internet_20_Link"><text:span text:style-name="T3">https://www.cnil.fr/comprendre-le-rgpd</text:span></text:a></text:p>
      <text:p text:style-name="P1">6 – Qu'est-ce que la<text:span text:style-name="T4"> biométrie</text:span> (<text:span text:style-name="T4">avec</text:span> trace et <text:span text:style-name="T4">sans</text:span> trace) ?</text:p>
      <text:p text:style-name="P3">–<text:span text:style-name="T6"> <text:s text:c="6"/></text:span>Et quelles sont les <text:span text:style-name="T4">conditions</text:span> de collecte des données biométriques <text:s/>(pour contrôle d'accès sur les lieux de travail et dans les smartphones) ?</text:p>
      <text:p text:style-name="P1"><text:a xlink:type="simple" xlink:href="https://www.cnil.fr/fr/biometrie" text:style-name="Internet_20_link" text:visited-style-name="Visited_20_Internet_20_Link"><text:span text:style-name="T1">https://www.cnil.fr/fr/biometri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dier KUEVIAKOE</meta:initial-creator>
    <meta:creation-date>2022-01-27T08:50:56.35</meta:creation-date>
    <dc:date>2022-05-10T21:16:03.79</dc:date>
    <dc:creator>Didier KUEVIAKOE</dc:creator>
    <meta:editing-duration>PT38M45S</meta:editing-duration>
    <meta:editing-cycles>9</meta:editing-cycles>
    <meta:generator>OpenOffice/4.1.7$Win32 OpenOffice.org_project/417m1$Build-9800</meta:generator>
    <meta:document-statistic meta:table-count="0" meta:image-count="0" meta:object-count="0" meta:page-count="1" meta:paragraph-count="17" meta:word-count="188" meta:character-count="1394"/>
  </office:meta>
</office:document-meta>
</file>